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1000000B1680CBE6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5cm" svg:height="6.242cm" svg:x="0.087cm" svg:y="0.149cm">
          <draw:image xlink:href="Pictures/10000000000000F1000000B1680CBE6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11T08:29:20</meta:creation-date>
    <dc:date>2011-10-11T08:55:58</dc:date>
    <dc:creator>Alberto Montresor</dc:creator>
    <meta:editing-duration>PT26M39S</meta:editing-duration>
    <meta:editing-cycles>1</meta:editing-cycles>
    <meta:document-statistic meta:object-count="1"/>
    <meta:generator>OpenOffice.org/3.3$Unix OpenOffice.org_project/330m20$Build-9567</meta:generator>
  </office:meta>
</office:document-meta>
</file>